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" svg:font-family="Roboto, arial, sans-serif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P1" style:family="paragraph" style:parent-style-name="Standard">
      <style:text-properties officeooo:rsid="0011520b" officeooo:paragraph-rsid="0011520b"/>
    </style:style>
    <style:style style:name="P2" style:family="paragraph" style:parent-style-name="Standard">
      <style:text-properties officeooo:paragraph-rsid="0011520b"/>
    </style:style>
    <style:style style:name="T1" style:family="text">
      <style:text-properties officeooo:rsid="0011520b"/>
    </style:style>
    <style:style style:name="T2" style:family="text">
      <style:text-properties fo:font-variant="normal" fo:text-transform="none" fo:color="#222222" style:font-name="Roboto" fo:font-size="13.5pt" fo:letter-spacing="normal" fo:font-style="normal" fo:font-weight="normal"/>
    </style:style>
    <style:style style:name="T3" style:family="text">
      <style:text-properties fo:font-weight="bold" officeooo:rsid="0011520b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ehold now the Behemoth, Martha said, lifting her skirts.</text:p>
      <text:p text:style-name="P1"/>
      <text:p text:style-name="P2"><text:span text:style-name="T1">Bastard higgins and all the money in Texas romped about in the Machiavellian pastures until thunderclouds obscured the foo berr</text:span><text:span text:style-name="T3">y pickles of Avalo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" svg:font-family="Roboto, arial, sans-serif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Liberation Sans1" svg:font-family="'Liberation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Liberation Sans1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Liberation Sans1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6T03:14:30.274330766</meta:creation-date>
    <dc:date>2018-09-26T04:08:29.671476906</dc:date>
    <meta:editing-duration>PT53M59S</meta:editing-duration>
    <meta:editing-cycles>2</meta:editing-cycles>
    <meta:generator>LibreOffice/6.1.0.3$Linux_X86_64 LibreOffice_project/10$Build-3</meta:generator>
    <meta:document-statistic meta:table-count="0" meta:image-count="0" meta:object-count="0" meta:page-count="1" meta:paragraph-count="2" meta:word-count="32" meta:character-count="203" meta:non-whitespace-character-count="173"/>
  </office:meta>
</office:document-meta>
</file>